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8947896434189078728"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vymezení cílů práce jako možného řešení problémů: veřejný RDF dataset (stručná vize, co bude poskytovat) (<text:span text:style-name="T4">+ </text:span>demo - aplikace)</text:p>
            </text:list-item>
            <text:list-item>
              <text:p text:style-name="P4">kdo z toho (dataset, aplikace) bude mít prospěch: podrobné informace o práci PČR pomáhají veřejné kontrole a nastolení odpovědnosti za situaci (např. při zveřejnění, kdo má jaký okrsek na starosti)</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vývoj na Androidu: věnovat malou sekci? (nebo až v popisu aplikace?) (Eclipse <text:span text:style-name="T4">+ ADT, struktura projektu, </text:span>API a knihovny Androidu: <text:span text:style-name="T4">aktivity, </text:span>API level); <text:span text:style-name="T4">resources, APK, application market a dal</text:span>ší</text:p>
            </text:list-item>
            <text:list-item>
              <text:p text:style-name="P4">odkazy na technologie (např. na primer dokumenty) formou odkazů na použitou literaturu</text:p>
            </text:list-item>
          </text:list>
        </text:list-item>
        <text:list-item>
          <text:p text:style-name="P4"><text:soft-page-break/>Existující práce (datasety):</text:p>
          <text:list>
            <text:list-item>
              <text:p text:style-name="P4">cíl kapitoly: získat představu, co od datasetu o trestné činnosti čekat (podrobnost a rozsah dat), co se tam dá všechno najít, jak jsou tato data dále používána (užitečnost: zdroje dat pro webové aplikace vizualizující trestnou činnost). Na základě této představy se pak formuje vize o Datasetu.</text:p>
            </text:list-item>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přínosy, nedostatky)</text:p>
              <text:list>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4">zajímavé údaje datasetů: počty policistů v oblasti, příslušnost policistů k útvarům</text:p>
            </text:list-item>
          </text:list>
        </text:list-item>
        <text:list-item>
          <text:p text:style-name="P4">Požadavky (vize, seznam požadavků):</text:p>
          <text:list>
            <text:list-item>
              <text:p text:style-name="P4">vize: 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6">diskuse p<text:span text:style-name="T1">řínosů a rizik</text:span></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ESSK:</text:p>
              <text:list>
                <text:list-item>
                  <text:p text:style-name="P4">obecně o ESSK: co to je, k čemu slouží, co obsahuje, kdo jej spravuje, možnosti <text:soft-page-break/>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hranice útvarů PČR; </text:span><text:span text:style-name="T4">popis </text:span><text:span text:style-name="T1">obsahu a struktury, </text:span><text:span text:style-name="T4">mo</text:span><text:span text:style-name="T1">žnost napojení na data ESSK (přes kódy útvarů: útvar spáchání, zpracování),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jak verzovat: nutno navrhnout verzovací schema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a udržovat jej aktuální; verzované entity musejí být provázány pouze na entity, se kterými sdílejí část intervalu platnosti ("historická konzistence"?)</text:p>
            </text:list-item>
            <text:list-item>
              <text:p text:style-name="P4">návrh obecného verzovacího schematu:</text:p>
              <text:list>
                <text:list-item>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text:soft-page-break/>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text:p>
            </text:list-item>
            <text:list-item>
              <text:p text:style-name="P4">Návrh:</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item>
              <text:p text:style-name="P6">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item>
              <text:p text:style-name="P4">co se modelovalo jak:</text:p>
              <text:list>
                <text:list-item>
                  <text:p text:style-name="P6"><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oft-page-break/><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ze shapefile, RÚIAN obcí a RDF linků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RDF DataCube (možnosti generovat jednotlivé kostky nad pohledy v DB))</text:p>
            </text:list-item>
            <text:list-item>
              <text:p text:style-name="P4">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text:soft-page-break/>DC Terms atributů (diskuse: provázání verzí pomocí dct:hasVersion možná není úplně vhodné)</text:p>
                  <text:list>
                    <text:list-item>
                      <text:p text:style-name="P4">implementace: interval pomocí subproperties dct:validFrom a dct:validTo, identifikátor dle typu dat,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stejné),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
        </text:list-item>
        <text:list-item>
          <text:p text:style-name="P4">Extrakce a aktualizace dat:</text:p>
          <text:list>
            <text:list-item>
              <text:p text:style-name="P4">pouze popis extrakce dat z ESSK (extrakce prostorových dat)</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6"><text:span text:style-name="T1">popis vstupních dat: </text:span>MDB, shapefile</text:p>
                </text:list-item>
                <text:list-item>
                  <text:p text:style-name="P6"><text:span text:style-name="T1">popis výstupních dat: </text:span>ideálně pouze RDF bez pomocné PostgreSQL DB</text:p>
                </text:list-item>
                <text:list-item>
                  <text:p text:style-name="P4">konkrétně:</text:p>
                  <text:list>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
                </text:list-item>
              </text:list>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text:soft-page-break/>z XMI by pomocí XSLT šlo extrahovat výsledný mapping file (TODO nastudovat strukturu XMI)</text:p>
                    </text:list-item>
                  </text:list>
                </text:list-item>
              </text:list>
            </text:list-item>
          </text:list>
        </text:list-item>
        <text:list-item>
          <text:p text:style-name="P4">Propojení datasetu na externí LD:</text:p>
          <text:list>
            <text:list-item>
              <text:p text:style-name="P4">úvod: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vytipovat vhodná místa, kde data propojit:</text:p>
              <text:list>
                <text:list-item>
                  <text:p text:style-name="P4">geolokalizace dat:</text:p>
                  <text:list>
                    <text:list-item>
                      <text:p text:style-name="P6">motivace <text:span text:style-name="T1">(proč? co z toho?)</text:span>: geolokalizace trestných činů (<text:span text:style-name="T1">připomeň, jak je řešeno</text:span> v ostatních datasetech, např. Street level crimes<text:span text:style-name="T1">)</text:span></text:p>
                    </text:list-item>
                    <text:list-item>
                      <text:p text:style-name="P4">možnosti geolokalizace dat z ESSK:</text:p>
                      <text:list>
                        <text:list-item>
                          <text:p text:style-name="P4">shapefile: hranice útvarů; <text:span text:style-name="T4">popis </text:span>obsahu a struktury, <text:span text:style-name="T4">mo</text:span>žnost napojení na data ESSK (přes kódy útvarů: útvar spáchání, zpracování), možnosti převodu do RDF (geoprostorová data ve Virtuoso?), možnost nalinkování na RÚIAN (na obce, protože jsou známější jednotky než policejní útvary)</text:p>
                        </text:list-item>
                        <text:list-item>
                          <text:p text:style-name="P4">diagram: tr. čin (kód útvaru) -&gt; útvar (hranice útvaru) -&gt; obec (hranice obce)</text:p>
                        </text:list-item>
                      </text:list>
                    </text:list-item>
                    <text:list-item>
                      <text:p text:style-name="P4">místo narození pachatele: možnost párovat na dataset RÚIAN podle názvu, ale data jsou chybová =&gt; neimplementovat (pracné)</text:p>
                    </text:list-item>
                  </text:list>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k vytipovaným vazbám uvést příklady využití (SPARQL dotaz)</text:p>
            </text:list-item>
            <text:list-item>
              <text:p text:style-name="P6">v t<text:span text:style-name="T1">éto kapitole popsat i relevantní prvky datového modelu (predikáty pro RDF linky, třídy pro lokální proxy); extrakce linků až v následující kapitole o extrakci dat</text:span></text:p>
            </text:list-item>
            <text:list-item>
              <text:p text:style-name="P6"><text:span text:style-name="T1">popsat extrakci linků a souvisejících dat:</text:span></text:p>
              <text:list>
                <text:list-item>
                  <text:p text:style-name="P4">RÚIAN: zjednodušit, neprovádět shlukování (lze transformovat každý OB_<text:span text:style-name="T4">UKSH soubor</text:span>) a třídění podle typu územní jednotky (RUIANExtractor)</text:p>
                  <text:list>
                    <text:list-item>
                      <text:list>
                        <text:list-item>
                          <text:p text:style-name="P4">stažení požadovaných VFR souborů, extrakce do XML, transformace pomocí XSLT do RDF (nasazení se řeší v kapitole o uložení dat), aktualizace verzovacích informací</text:p>
                        </text:list-item>
                      </text:list>
                    </text:list-item>
                    <text:list-item>
                      <text:p text:style-name="P4">útvary na obce prolinkovat pomocí geosparql operátorů (intersects)</text:p>
                    </text:list-item>
                  </text:list>
                </text:list-item>
                <text:list-item>
                  <text:p text:style-name="P4">zákony: pomocí D2RQ</text:p>
                </text:list-item>
                <text:list-item>
                  <text:p text:style-name="P4">státy: pomocí SQL nebo SPARQL; manuálně</text:p>
                </text:list-item>
              </text:list>
            </text:list-item>
            <text:list-item>
              <text:p text:style-name="P4"><text:soft-page-break/>využití: příklady SPARQL dotazů (nejdřív jednoduché dotazy, pak dotazy využívané v aplikaci)</text:p>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Aplikace:</text:p>
          <text:list>
            <text:list-item>
              <text:p text:style-name="P4">popsat klasické etapy vývoje SW: požadavky, analýza, návrh, implementace, nasazení, test (viz kniha o UML)</text:p>
            </text:list-item>
            <text:list-item>
              <text:p text:style-name="P4"><text:soft-page-break/>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text:soft-page-break/>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text:soft-page-break/>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text:soft-page-break/>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2266935"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42253425"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text:soft-page-break/>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42261986" text:continue-numbering="true" text:style-name="L1">
        <text:list-item>
          <text:p text:style-name="P4">hrubé vymezení cílů práce (vize)</text:p>
        </text:list-item>
      </text:list>
      <text:h text:style-name="P1" text:outline-level="2">Použité technologie</text:h>
      <text:list xml:id="list42266610" text:continue-numbering="true" text:style-name="L1">
        <text:list-item>
          <text:p text:style-name="P4">zkrátit</text:p>
        </text:list-item>
      </text:list>
      <text:h text:style-name="Heading_20_2" text:outline-level="2">Extrakce dat</text:h>
      <text:list xml:id="list42276767"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2271789"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Poznámky</text:h>
      <text:list xml:id="list42261550"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9H20M42S</meta:editing-duration>
    <meta:editing-cycles>68</meta:editing-cycles>
    <meta:generator>OpenOffice/4.1.1$Win32 OpenOffice.org_project/411m6$Build-9775</meta:generator>
    <dc:date>2016-01-05T22:09:07.87</dc:date>
    <dc:creator>Tomáš Beňák</dc:creator>
    <meta:document-statistic meta:table-count="0" meta:image-count="0" meta:object-count="0" meta:page-count="13" meta:paragraph-count="254" meta:word-count="4790" meta:character-count="32744"/>
    <meta:user-defined meta:name="Info 1"/>
    <meta:user-defined meta:name="Info 2"/>
    <meta:user-defined meta:name="Info 3"/>
    <meta:user-defined meta:name="Info 4"/>
  </office:meta>
</office:document-meta>
</file>